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9pt" officeooo:rsid="0003496e" officeooo:paragraph-rsid="0008f8a4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9pt" officeooo:rsid="0003496e" officeooo:paragraph-rsid="003a50f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9pt" style:text-underline-style="solid" style:text-underline-width="auto" style:text-underline-color="font-color" officeooo:rsid="00ee3de3" officeooo:paragraph-rsid="0008f8a4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9pt" style:text-underline-style="solid" style:text-underline-width="auto" style:text-underline-color="font-color" officeooo:rsid="00ee3de3" officeooo:paragraph-rsid="003a50fc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9pt" style:text-underline-style="solid" style:text-underline-width="auto" style:text-underline-color="font-color" officeooo:rsid="0008f8a4" officeooo:paragraph-rsid="0008f8a4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9pt" style:text-underline-style="solid" style:text-underline-width="auto" style:text-underline-color="font-color" officeooo:rsid="0008f8a4" officeooo:paragraph-rsid="003a50fc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08f8a4" officeooo:paragraph-rsid="0008f8a4" style:font-size-asian="9pt" style:font-size-complex="9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entury Schoolbook L" fo:font-size="9pt" style:text-underline-style="none" officeooo:rsid="0008f8a4" officeooo:paragraph-rsid="0008f8a4" style:font-size-asian="9pt" style:font-size-complex="9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entury Schoolbook L" fo:font-size="9pt" style:text-underline-style="none" officeooo:rsid="0008f8a4" officeooo:paragraph-rsid="003a50fc" style:font-size-asian="9pt" style:font-size-complex="9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entury Schoolbook L" fo:font-size="9pt" style:text-underline-style="none" officeooo:rsid="0008f8a4" officeooo:paragraph-rsid="0008f8a4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08f8a4" officeooo:paragraph-rsid="00170da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08f8a4" officeooo:paragraph-rsid="003460a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08f8a4" officeooo:paragraph-rsid="003a50fc" style:font-size-asian="9pt" style:font-size-complex="9pt"/>
    </style:style>
    <style:style style:name="P14" style:family="paragraph" style:parent-style-name="Standard" style:list-style-name="L10">
      <style:paragraph-properties fo:text-align="start" style:justify-single-word="false"/>
      <style:text-properties style:font-name="Century Schoolbook L" fo:font-size="9pt" style:text-underline-style="none" officeooo:rsid="0008f8a4" officeooo:paragraph-rsid="003a50fc" style:font-size-asian="9pt" style:font-size-complex="9pt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entury Schoolbook L" fo:font-size="9pt" style:text-underline-style="none" officeooo:rsid="003460af" officeooo:paragraph-rsid="003460af" style:font-size-asian="9pt" style:font-size-complex="9pt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entury Schoolbook L" fo:font-size="9pt" style:text-underline-style="none" officeooo:rsid="003460af" officeooo:paragraph-rsid="003460af" style:font-size-asian="9pt" style:font-size-complex="9pt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Century Schoolbook L" fo:font-size="9pt" style:text-underline-style="none" officeooo:rsid="003460af" officeooo:paragraph-rsid="003a50fc" style:font-size-asian="9pt" style:font-size-complex="9pt"/>
    </style:style>
    <style:style style:name="P18" style:family="paragraph" style:parent-style-name="Standard" style:list-style-name="L12">
      <style:paragraph-properties fo:text-align="start" style:justify-single-word="false"/>
      <style:text-properties style:font-name="Century Schoolbook L" fo:font-size="9pt" style:text-underline-style="none" officeooo:rsid="003460af" officeooo:paragraph-rsid="003a50fc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3" style:family="paragraph" style:parent-style-name="Standard" style:list-style-name="L13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4" style:family="paragraph" style:parent-style-name="Standard" style:list-style-name="L14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P25" style:family="paragraph" style:parent-style-name="Standard" style:list-style-name="L15">
      <style:paragraph-properties fo:text-align="start" style:justify-single-word="false"/>
      <style:text-properties style:font-name="Century Schoolbook L" fo:font-size="9pt" style:text-underline-style="none" officeooo:rsid="003a50fc" officeooo:paragraph-rsid="003a50fc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0daf"/>
    </style:style>
    <style:style style:name="T3" style:family="text">
      <style:text-properties style:text-underline-style="solid" style:text-underline-width="auto" style:text-underline-color="font-color" officeooo:rsid="003460af"/>
    </style:style>
    <style:style style:name="T4" style:family="text">
      <style:text-properties style:text-underline-style="solid" style:text-underline-width="auto" style:text-underline-color="font-color" officeooo:rsid="003a50fc"/>
    </style:style>
    <style:style style:name="T5" style:family="text">
      <style:text-properties officeooo:rsid="003a50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BAL EDGE SOFTWARE Ltd</text:p>
      <text:p text:style-name="P1"/>
      <text:p text:style-name="P5">Convert the following <text:s/>Decimal to Binary</text:p>
      <text:list xml:id="list8167696251638558536" text:style-name="L1">
        <text:list-item>
          <text:p text:style-name="P8">203</text:p>
        </text:list-item>
        <text:list-item>
          <text:p text:style-name="P8">111</text:p>
        </text:list-item>
        <text:list-item>
          <text:p text:style-name="P8">122</text:p>
          <text:p text:style-name="P8"/>
        </text:list-item>
      </text:list>
      <text:p text:style-name="P7"><text:span text:style-name="T1">Convert the following <text:s/>Binary to Decimal</text:span></text:p>
      <text:list xml:id="list6261171356310477935" text:style-name="L2">
        <text:list-item>
          <text:p text:style-name="P10">10111</text:p>
        </text:list-item>
        <text:list-item>
          <text:p text:style-name="P10">111000</text:p>
        </text:list-item>
        <text:list-item>
          <text:p text:style-name="P10">1010111</text:p>
          <text:p text:style-name="P10"/>
        </text:list-item>
      </text:list>
      <text:p text:style-name="P11"><text:span text:style-name="T1">Convert the following <text:s/></text:span><text:span text:style-name="T2">Decimal </text:span><text:span text:style-name="T1"><text:s/>to </text:span><text:span text:style-name="T2">Hexadecimal</text:span></text:p>
      <text:list xml:id="list1449698094716799111" text:style-name="L3">
        <text:list-item>
          <text:p text:style-name="P15">456</text:p>
        </text:list-item>
        <text:list-item>
          <text:p text:style-name="P15">712</text:p>
        </text:list-item>
        <text:list-item>
          <text:p text:style-name="P15">986</text:p>
          <text:p text:style-name="P15"/>
        </text:list-item>
      </text:list>
      <text:p text:style-name="P12"><text:span text:style-name="T1">Convert the following <text:s/></text:span><text:span text:style-name="T3">Hexadecimal</text:span><text:span text:style-name="T1"> to </text:span><text:span text:style-name="T3">Decimal</text:span></text:p>
      <text:list xml:id="list361798844169324051" text:style-name="L4">
        <text:list-item>
          <text:p text:style-name="P16">FACE</text:p>
        </text:list-item>
        <text:list-item>
          <text:p text:style-name="P16">A94</text:p>
        </text:list-item>
        <text:list-item>
          <text:p text:style-name="P16">B47</text:p>
          <text:p text:style-name="P16"/>
        </text:list-item>
      </text:list>
      <text:p text:style-name="P13"><text:span text:style-name="T1">Convert the following <text:s/></text:span><text:span text:style-name="T4">Binary to Hexadecimal</text:span></text:p>
      <text:list xml:id="list4047310007661293884" text:style-name="L5">
        <text:list-item>
          <text:p text:style-name="P20">10110111111</text:p>
        </text:list-item>
        <text:list-item>
          <text:p text:style-name="P20">11111111111101</text:p>
        </text:list-item>
        <text:list-item>
          <text:p text:style-name="P20">111101</text:p>
          <text:p text:style-name="P20"/>
        </text:list-item>
      </text:list>
      <text:p text:style-name="P19"><text:span text:style-name="T1">Find the one's compliment of the following</text:span></text:p>
      <text:list xml:id="list3817203242953175527" text:style-name="L6">
        <text:list-item>
          <text:p text:style-name="P21">1101110</text:p>
        </text:list-item>
        <text:list-item>
          <text:p text:style-name="P21">1111011</text:p>
          <text:p text:style-name="P21"/>
        </text:list-item>
      </text:list>
      <text:p text:style-name="P19"><text:span text:style-name="T1">Find the two's compliment of the following(Considering 8 bits)</text:span></text:p>
      <text:list xml:id="list1439449833406981103" text:style-name="L9">
        <text:list-item>
          <text:p text:style-name="P22">16</text:p>
        </text:list-item>
        <text:list-item>
          <text:p text:style-name="P22">-26</text:p>
        </text:list-item>
        <text:list-item>
          <text:p text:style-name="P22">-38</text:p>
          <text:p text:style-name="P22"/>
        </text:list-item>
      </text:list>
      <text:p text:style-name="P19"/>
      <text:p text:style-name="P19"><text:span text:style-name="T1"/></text:p>
      <text:p text:style-name="P7"/>
      <text:list xml:id="list150852907565249" text:continue-list="list8167696251638558536" text:style-name="L1">
        <text:list-header>
          <text:p text:style-name="P8"><text:span text:style-name="T1"/></text:p>
          <text:p text:style-name="P8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48:53.587308449</meta:creation-date>
    <dc:date>2016-11-08T15:08:50.757978032</dc:date>
    <meta:editing-duration>PT43S</meta:editing-duration>
    <meta:editing-cycles>68</meta:editing-cycles>
    <meta:generator>LibreOffice/4.2.4.2$Linux_x86 LibreOffice_project/420m0$Build-2</meta:generator>
    <meta:document-statistic meta:table-count="0" meta:image-count="0" meta:object-count="0" meta:page-count="1" meta:paragraph-count="28" meta:word-count="90" meta:character-count="482" meta:non-whitespace-character-count="434"/>
  </office:meta>
</office:document-meta>
</file>